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806in"/>
    </style:style>
    <style:style style:name="Table1.B" style:family="table-column">
      <style:table-column-properties style:column-width="1.7604in"/>
    </style:style>
    <style:style style:name="Table1.C" style:family="table-column">
      <style:table-column-properties style:column-width="1.8868in"/>
    </style:style>
    <style:style style:name="Table1.D" style:family="table-column">
      <style:table-column-properties style:column-width="1.965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a detailed breakdown of the differences between <text:span text:style-name="Strong_20_Emphasis">Data Engineers</text:span>, <text:span text:style-name="Strong_20_Emphasis">Machine Learning Engineers</text:span>, and <text:span text:style-name="Strong_20_Emphasis">AI Engineers</text:span> in terms of roles, responsibilities, skills, tools, and goals:</text:p>
      <text:p text:style-name="Horizontal_20_Line"/>
      <text:h text:style-name="Heading_20_3" text:outline-level="3"><text:span text:style-name="Strong_20_Emphasis">1. Data Engineer</text:span></text:h>
      <text:p text:style-name="Text_20_body"><text:span text:style-name="Strong_20_Emphasis">Role</text:span>: Focuses on building and maintaining the infrastructure and pipelines necessary to collect, store, and process large volumes of data. They ensure that data is reliable and available for analysis or modeling.</text:p>
      <text:h text:style-name="Heading_20_4" text:outline-level="4"><text:span text:style-name="Strong_20_Emphasis">Responsibilities</text:span>:</text:h>
      <text:list text:style-name="L1">
        <text:list-item>
          <text:p text:style-name="P2">Design, develop, and maintain data pipelines.</text:p>
        </text:list-item>
        <text:list-item>
          <text:p text:style-name="P2">Create and manage data warehouses and lakes.</text:p>
        </text:list-item>
        <text:list-item>
          <text:p text:style-name="P2">Optimize databases for performance and scalability.</text:p>
        </text:list-item>
        <text:list-item>
          <text:p text:style-name="P2">Work with ETL (Extract, Transform, Load) processes.</text:p>
        </text:list-item>
        <text:list-item>
          <text:p text:style-name="P2">Ensure data quality, reliability, and security.</text:p>
        </text:list-item>
        <text:list-item>
          <text:p text:style-name="P1">Collaborate with analysts, data scientists, and machine learning engineers to provide clean and organized data.</text:p>
        </text:list-item>
      </text:list>
      <text:h text:style-name="Heading_20_4" text:outline-level="4"><text:span text:style-name="Strong_20_Emphasis">Skills</text:span>:</text:h>
      <text:list text:style-name="L2">
        <text:list-item>
          <text:p text:style-name="P4">Strong programming skills (Python, Java, Scala, SQL).</text:p>
        </text:list-item>
        <text:list-item>
          <text:p text:style-name="P4">Knowledge of databases (relational and non-relational, e.g., MySQL, PostgreSQL, MongoDB).</text:p>
        </text:list-item>
        <text:list-item>
          <text:p text:style-name="P4">Expertise in distributed systems and big data tools (Hadoop, Spark).</text:p>
        </text:list-item>
        <text:list-item>
          <text:p text:style-name="P4">Familiarity with cloud platforms (AWS, Azure, Google Cloud).</text:p>
        </text:list-item>
        <text:list-item>
          <text:p text:style-name="P3">Understanding of data modeling and data warehousing (e.g., Snowflake, Redshift).</text:p>
        </text:list-item>
      </text:list>
      <text:h text:style-name="Heading_20_4" text:outline-level="4"><text:span text:style-name="Strong_20_Emphasis">Tools</text:span>:</text:h>
      <text:list text:style-name="L3">
        <text:list-item>
          <text:p text:style-name="P6">Big Data: Apache Spark, Hadoop, Kafka.</text:p>
        </text:list-item>
        <text:list-item>
          <text:p text:style-name="P6">Data Pipelines: Apache Airflow, AWS Glue.</text:p>
        </text:list-item>
        <text:list-item>
          <text:p text:style-name="P6">Databases: SQL/NoSQL, Snowflake, Cassandra.</text:p>
        </text:list-item>
        <text:list-item>
          <text:p text:style-name="P5">Cloud: AWS (S3, Redshift), Google BigQuery.</text:p>
        </text:list-item>
      </text:list>
      <text:h text:style-name="Heading_20_4" text:outline-level="4"><text:span text:style-name="Strong_20_Emphasis">Goal</text:span>: To ensure that data is accessible, well-structured, and ready for analytics or machine learning applications.</text:h>
      <text:p text:style-name="Horizontal_20_Line"/>
      <text:h text:style-name="Heading_20_3" text:outline-level="3"><text:span text:style-name="Strong_20_Emphasis">2. Machine Learning Engineer</text:span></text:h>
      <text:p text:style-name="Text_20_body"><text:span text:style-name="Strong_20_Emphasis">Role</text:span>: Focuses on designing, implementing, and deploying machine learning models into production environments. They bridge the gap between data science and software engineering.</text:p>
      <text:h text:style-name="Heading_20_4" text:outline-level="4"><text:span text:style-name="Strong_20_Emphasis">Responsibilities</text:span>:</text:h>
      <text:list text:style-name="L4">
        <text:list-item>
          <text:p text:style-name="P8">Preprocess and analyze datasets to prepare them for modeling.</text:p>
        </text:list-item>
        <text:list-item>
          <text:p text:style-name="P8">Develop, train, and fine-tune machine learning models.</text:p>
        </text:list-item>
        <text:list-item>
          <text:p text:style-name="P8">Deploy and monitor machine learning models in production systems.</text:p>
        </text:list-item>
        <text:list-item>
          <text:p text:style-name="P8">Optimize model performance (e.g., accuracy, latency).</text:p>
        </text:list-item>
        <text:list-item>
          <text:p text:style-name="P8"><text:soft-page-break/>Work on MLOps (Machine Learning Operations) for scaling and maintenance.</text:p>
        </text:list-item>
        <text:list-item>
          <text:p text:style-name="P7">Collaborate with data scientists and software engineers to integrate ML models into applications.</text:p>
        </text:list-item>
      </text:list>
      <text:h text:style-name="Heading_20_4" text:outline-level="4"><text:span text:style-name="Strong_20_Emphasis">Skills</text:span>:</text:h>
      <text:list text:style-name="L5">
        <text:list-item>
          <text:p text:style-name="P10">Proficiency in programming languages like Python, R, or Java.</text:p>
        </text:list-item>
        <text:list-item>
          <text:p text:style-name="P10">Strong understanding of machine learning algorithms and libraries (e.g., Scikit-learn, TensorFlow, PyTorch).</text:p>
        </text:list-item>
        <text:list-item>
          <text:p text:style-name="P10">Experience with deployment frameworks (e.g., Flask, FastAPI, Docker).</text:p>
        </text:list-item>
        <text:list-item>
          <text:p text:style-name="P10">Familiarity with MLOps tools (MLflow, Kubeflow).</text:p>
        </text:list-item>
        <text:list-item>
          <text:p text:style-name="P9">Knowledge of cloud-based ML services (e.g., AWS SageMaker, Google AI Platform).</text:p>
        </text:list-item>
      </text:list>
      <text:h text:style-name="Heading_20_4" text:outline-level="4"><text:span text:style-name="Strong_20_Emphasis">Tools</text:span>:</text:h>
      <text:list text:style-name="L6">
        <text:list-item>
          <text:p text:style-name="P12">Libraries/Frameworks: TensorFlow, PyTorch, Scikit-learn.</text:p>
        </text:list-item>
        <text:list-item>
          <text:p text:style-name="P12">Data Visualization: Matplotlib, Seaborn, Plotly.</text:p>
        </text:list-item>
        <text:list-item>
          <text:p text:style-name="P12">Model Deployment: Docker, Kubernetes, FastAPI.</text:p>
        </text:list-item>
        <text:list-item>
          <text:p text:style-name="P11">Cloud: AWS SageMaker, Azure Machine Learning.</text:p>
        </text:list-item>
      </text:list>
      <text:h text:style-name="Heading_20_4" text:outline-level="4"><text:span text:style-name="Strong_20_Emphasis">Goal</text:span>: To develop robust and scalable ML systems that solve real-world problems and improve over time.</text:h>
      <text:p text:style-name="Horizontal_20_Line"/>
      <text:h text:style-name="Heading_20_3" text:outline-level="3"><text:span text:style-name="Strong_20_Emphasis">3. AI Engineer</text:span></text:h>
      <text:p text:style-name="Text_20_body"><text:span text:style-name="Strong_20_Emphasis">Role</text:span>: Works on broader artificial intelligence applications, which include machine learning, deep learning, computer vision, natural language processing, and reinforcement learning.</text:p>
      <text:h text:style-name="Heading_20_4" text:outline-level="4"><text:span text:style-name="Strong_20_Emphasis">Responsibilities</text:span>:</text:h>
      <text:list text:style-name="L7">
        <text:list-item>
          <text:p text:style-name="P14">Build AI systems that emulate human intelligence (e.g., chatbots, recommendation systems).</text:p>
        </text:list-item>
        <text:list-item>
          <text:p text:style-name="P14">Implement deep learning models for tasks like image recognition, speech processing, or NLP.</text:p>
        </text:list-item>
        <text:list-item>
          <text:p text:style-name="P14">Research and implement state-of-the-art AI algorithms.</text:p>
        </text:list-item>
        <text:list-item>
          <text:p text:style-name="P14">Create APIs and interfaces for AI-powered applications.</text:p>
        </text:list-item>
        <text:list-item>
          <text:p text:style-name="P13">Work on end-to-end AI project lifecycles, from research to production deployment.</text:p>
        </text:list-item>
      </text:list>
      <text:h text:style-name="Heading_20_4" text:outline-level="4"><text:span text:style-name="Strong_20_Emphasis">Skills</text:span>:</text:h>
      <text:list text:style-name="L8">
        <text:list-item>
          <text:p text:style-name="P16">Advanced knowledge of AI techniques (deep learning, reinforcement learning, GANs).</text:p>
        </text:list-item>
        <text:list-item>
          <text:p text:style-name="P16">Strong programming skills (Python, C++, Java).</text:p>
        </text:list-item>
        <text:list-item>
          <text:p text:style-name="P16">Expertise in computer vision, NLP, or robotics.</text:p>
        </text:list-item>
        <text:list-item>
          <text:p text:style-name="P16">Familiarity with advanced algorithms (e.g., transformers, CNNs, RNNs).</text:p>
        </text:list-item>
        <text:list-item>
          <text:p text:style-name="P15">Experience with hardware acceleration (GPUs, TPUs).</text:p>
        </text:list-item>
      </text:list>
      <text:h text:style-name="Heading_20_4" text:outline-level="4"><text:span text:style-name="Strong_20_Emphasis">Tools</text:span>:</text:h>
      <text:list text:style-name="L9">
        <text:list-item>
          <text:p text:style-name="P18">Deep Learning: TensorFlow, PyTorch, Keras.</text:p>
        </text:list-item>
        <text:list-item>
          <text:p text:style-name="P18">NLP: Hugging Face Transformers, spaCy, NLTK.</text:p>
        </text:list-item>
        <text:list-item>
          <text:p text:style-name="P18">Computer Vision: OpenCV, YOLO, Detectron2.</text:p>
        </text:list-item>
        <text:list-item>
          <text:p text:style-name="P18"><text:soft-page-break/>Cloud AI APIs: Google Vision AI, AWS AI Services.</text:p>
        </text:list-item>
        <text:list-item>
          <text:p text:style-name="P17">Research Tools: Jupyter Notebooks, Google Colab.</text:p>
        </text:list-item>
      </text:list>
      <text:h text:style-name="Heading_20_4" text:outline-level="4"><text:span text:style-name="Strong_20_Emphasis">Goal</text:span>: To develop intelligent systems that mimic human behavior and solve complex tasks beyond traditional programming paradigms.</text:h>
      <text:p text:style-name="Horizontal_20_Line"/>
      <text:h text:style-name="Heading_20_3" text:outline-level="3"><text:span text:style-name="Strong_20_Emphasis">Key Differences</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Aspect</text:p>
            </table:table-cell>
            <table:table-cell table:style-name="Table1.A1" office:value-type="string">
              <text:p text:style-name="Table_20_Heading">Data Engineer</text:p>
            </table:table-cell>
            <table:table-cell table:style-name="Table1.A1" office:value-type="string">
              <text:p text:style-name="Table_20_Heading">Machine Learning Engineer</text:p>
            </table:table-cell>
            <table:table-cell table:style-name="Table1.A1" office:value-type="string">
              <text:p text:style-name="Table_20_Heading">AI Engineer</text:p>
            </table:table-cell>
          </table:table-row>
        </table:table-header-rows>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Data infrastructure and pipelines</text:p>
          </table:table-cell>
          <table:table-cell table:style-name="Table1.A1" office:value-type="string">
            <text:p text:style-name="Table_20_Contents">Building and deploying ML models</text:p>
          </table:table-cell>
          <table:table-cell table:style-name="Table1.A1" office:value-type="string">
            <text:p text:style-name="Table_20_Contents">Developing intelligent systems</text:p>
          </table:table-cell>
        </table:table-row>
        <table:table-row>
          <table:table-cell table:style-name="Table1.A1" office:value-type="string">
            <text:p text:style-name="Table_20_Contents"><text:span text:style-name="Strong_20_Emphasis">Domain</text:span></text:p>
          </table:table-cell>
          <table:table-cell table:style-name="Table1.A1" office:value-type="string">
            <text:p text:style-name="Table_20_Contents">Data engineering, ETL, and storage</text:p>
          </table:table-cell>
          <table:table-cell table:style-name="Table1.A1" office:value-type="string">
            <text:p text:style-name="Table_20_Contents">Applied machine learning</text:p>
          </table:table-cell>
          <table:table-cell table:style-name="Table1.A1" office:value-type="string">
            <text:p text:style-name="Table_20_Contents">Broader AI applications (NLP, vision)</text:p>
          </table:table-cell>
        </table:table-row>
        <table:table-row>
          <table:table-cell table:style-name="Table1.A1" office:value-type="string">
            <text:p text:style-name="Table_20_Contents"><text:span text:style-name="Strong_20_Emphasis">Programming</text:span></text:p>
          </table:table-cell>
          <table:table-cell table:style-name="Table1.A1" office:value-type="string">
            <text:p text:style-name="Table_20_Contents">SQL, Python, Scala</text:p>
          </table:table-cell>
          <table:table-cell table:style-name="Table1.A1" office:value-type="string">
            <text:p text:style-name="Table_20_Contents">Python, R, Java</text:p>
          </table:table-cell>
          <table:table-cell table:style-name="Table1.A1" office:value-type="string">
            <text:p text:style-name="Table_20_Contents">Python, C++, Java</text:p>
          </table:table-cell>
        </table:table-row>
        <table:table-row>
          <table:table-cell table:style-name="Table1.A1" office:value-type="string">
            <text:p text:style-name="Table_20_Contents"><text:span text:style-name="Strong_20_Emphasis">Tools</text:span></text:p>
          </table:table-cell>
          <table:table-cell table:style-name="Table1.A1" office:value-type="string">
            <text:p text:style-name="Table_20_Contents">Hadoop, Spark, Airflow</text:p>
          </table:table-cell>
          <table:table-cell table:style-name="Table1.A1" office:value-type="string">
            <text:p text:style-name="Table_20_Contents">TensorFlow, PyTorch, MLflow</text:p>
          </table:table-cell>
          <table:table-cell table:style-name="Table1.A1" office:value-type="string">
            <text:p text:style-name="Table_20_Contents">TensorFlow, Hugging Face, OpenCV</text:p>
          </table:table-cell>
        </table:table-row>
        <table:table-row>
          <table:table-cell table:style-name="Table1.A1" office:value-type="string">
            <text:p text:style-name="Table_20_Contents"><text:span text:style-name="Strong_20_Emphasis">Outcome</text:span></text:p>
          </table:table-cell>
          <table:table-cell table:style-name="Table1.A1" office:value-type="string">
            <text:p text:style-name="Table_20_Contents">Reliable data systems</text:p>
          </table:table-cell>
          <table:table-cell table:style-name="Table1.A1" office:value-type="string">
            <text:p text:style-name="Table_20_Contents">Production-ready ML models</text:p>
          </table:table-cell>
          <table:table-cell table:style-name="Table1.A1" office:value-type="string">
            <text:p text:style-name="Table_20_Contents">Advanced AI solutions</text:p>
          </table:table-cell>
        </table:table-row>
        <table:table-row>
          <table:table-cell table:style-name="Table1.A1" office:value-type="string">
            <text:p text:style-name="Table_20_Contents"><text:span text:style-name="Strong_20_Emphasis">Collaboration</text:span></text:p>
          </table:table-cell>
          <table:table-cell table:style-name="Table1.A1" office:value-type="string">
            <text:p text:style-name="Table_20_Contents">Works with analysts, scientists</text:p>
          </table:table-cell>
          <table:table-cell table:style-name="Table1.A1" office:value-type="string">
            <text:p text:style-name="Table_20_Contents">Works with scientists, engineers</text:p>
          </table:table-cell>
          <table:table-cell table:style-name="Table1.A1" office:value-type="string">
            <text:p text:style-name="Table_20_Contents">Works across ML, software, and research</text:p>
          </table:table-cell>
        </table:table-row>
      </table:table>
      <text:p text:style-name="Horizontal_20_Line"/>
      <text:h text:style-name="Heading_20_3" text:outline-level="3"><text:span text:style-name="Strong_20_Emphasis">Career Path &amp; Goals</text:span></text:h>
      <text:list text:style-name="L10">
        <text:list-item>
          <text:p text:style-name="P20"><text:span text:style-name="Strong_20_Emphasis">Data Engineer</text:span>: Suitable for those passionate about infrastructure, databases, and data processing pipelines.</text:p>
        </text:list-item>
        <text:list-item>
          <text:p text:style-name="P20"><text:span text:style-name="Strong_20_Emphasis">Machine Learning Engineer</text:span>: Ideal for those who enjoy applying ML to practical problems and scaling solutions for production.</text:p>
        </text:list-item>
        <text:list-item>
          <text:p text:style-name="P19"><text:span text:style-name="Strong_20_Emphasis">AI Engineer</text:span>: Best suited for individuals driven by cutting-edge AI research and its applications in specialized areas like NLP, robotics, or visio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0:59:15.856073456</meta:creation-date>
    <dc:date>2024-12-31T10:59:54.057264441</dc:date>
    <meta:editing-duration>PT39S</meta:editing-duration>
    <meta:editing-cycles>1</meta:editing-cycles>
    <meta:document-statistic meta:table-count="1" meta:image-count="0" meta:object-count="0" meta:page-count="3" meta:paragraph-count="97" meta:word-count="707" meta:character-count="5012" meta:non-whitespace-character-count="4450"/>
    <meta:generator>LibreOffice/24.2.7.2$Linux_X86_64 LibreOffice_project/420$Build-2</meta:generator>
  </office:meta>
</office:document-meta>
</file>